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1000000B1B10259B5.png" manifest:media-type="image/png"/>
  <manifest:file-entry manifest:full-path="Pictures/10001B790000124F0000124F25ED522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Nimbus Sans" fo:font-size="90pt" officeooo:rsid="0017606c" officeooo:paragraph-rsid="0017606c" style:font-size-asian="90pt" style:font-size-complex="9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y="0.185cm" svg:width="11.224cm" svg:height="10.333cm" draw:z-index="0"><draw:image xlink:href="Pictures/10001B790000124F0000124F25ED5226.svg" xlink:type="simple" xlink:show="embed" xlink:actuate="onLoad" draw:mime-type="image/svg+xml"/><draw:image xlink:href="Pictures/10000001000000B1000000B1B10259B5.png" xlink:type="simple" xlink:show="embed" xlink:actuate="onLoad" draw:mime-type="image/png"/></draw:frame></text:p>
      <text:p text:style-name="P1">R3talk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00:17:47.016636328</meta:creation-date>
    <meta:print-date>2025-09-05T01:17:51.034586857</meta:print-date>
    <dc:date>2025-09-05T01:17:57.155388641</dc:date>
    <meta:editing-duration>PT3M34S</meta:editing-duration>
    <meta:editing-cycles>4</meta:editing-cycles>
    <meta:generator>LibreOffice/25.2.5.2$Linux_X86_64 LibreOffice_project/520$Build-2</meta:generator>
    <meta:document-statistic meta:table-count="0" meta:image-count="1" meta:object-count="0" meta:page-count="1" meta:paragraph-count="1" meta:word-count="1" meta:character-count="7" meta:non-whitespace-character-count="7"/>
  </office:meta>
</office:document-meta>
</file>